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Table_20_Contents">
      <style:text-properties officeooo:paragraph-rsid="000575ca"/>
    </style:style>
    <style:style style:name="P5" style:family="paragraph" style:parent-style-name="Azione_20_sistema" style:list-style-name="Numerazione_20_UC"/>
    <style:style style:name="P6" style:family="paragraph" style:parent-style-name="Azione_20_sistema">
      <style:text-properties officeooo:paragraph-rsid="000575ca"/>
    </style:style>
    <style:style style:name="P7" style:family="paragraph" style:parent-style-name="Azione_20_sistema">
      <style:paragraph-properties fo:margin-left="0cm" fo:margin-right="0cm" fo:text-indent="0cm" style:auto-text-indent="false"/>
      <style:text-properties officeooo:paragraph-rsid="000575ca"/>
    </style:style>
    <style:style style:name="P8" style:family="paragraph" style:parent-style-name="Azione_20_sistema">
      <style:paragraph-properties fo:margin-left="2.487cm" fo:margin-right="0.028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75ca" style:font-weight-asian="normal" style:font-weight-complex="normal"/>
    </style:style>
    <style:style style:name="T4" style:family="text">
      <style:text-properties officeooo:rsid="000575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<text:span text:style-name="T4">Spostamento</text:span> di un argom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4">Delegato Ret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L'utente forum è stato autenticato dal sistema <text:span text:style-name="T4">come Delegato Rettore</text:span> e fatto l'accesso al forum 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9653404" text:style-name="Numerazione_20_UC">
              <text:list-item>
                <text:p text:style-name="Azione_20_attore">L'utente accede al forum (include <text:span text:style-name="T1">Visualizzazione lista argomenti</text:span>)</text:p>
                <text:p text:style-name="P5"/>
              </text:list-item>
              <text:list-item>
                <text:p text:style-name="Azione_20_attore">L'utente ricerca un argomento (include <text:span text:style-name="T1">Ricerca argomenti forum</text:span><text:span text:style-name="T2">)</text:span></text:p>
                <text:p text:style-name="P6"><text:span text:style-name="T3">3.Il sistema mostra la lista degli argomenti ricercati</text:span></text:p>
                <text:p text:style-name="P7"><text:span text:style-name="T3">4.L'utente seleziona un argomento</text:span></text:p>
                <text:p text:style-name="P7"><text:span text:style-name="T4">5.</text:span>L'utente <text:span text:style-name="T4">seleziona la funzionalità di spostamento dell</text:span>'argomento</text:p>
                <text:p text:style-name="P8"/>
                <text:p text:style-name="P6"><text:span text:style-name="T4">6.</text:span>Il sistema <text:span text:style-name="T4">mostra le varie aree dove è possibile spostare l'argomento</text:span></text:p>
                <text:p text:style-name="P7"><text:span text:style-name="T4">7.L'utente seleziona un area dove spostare l'argomento</text:span></text:p>
                <text:p text:style-name="Azione_20_sistema"/>
                <text:p text:style-name="Azione_20_sistema"><text:span text:style-name="T4">8.</text:span>Il sistema <text:span text:style-name="T4">memorizza l'argomento nell'area scelta dall'utente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4">Il sistema mostra un messaggio di successo dell'operazione </text:span>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Standard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<text:span text:style-name="T4">N/D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2:17:29.65</meta:creation-date>
    <meta:editing-duration>PT3S</meta:editing-duration>
    <meta:editing-cycles>6</meta:editing-cycles>
    <meta:generator>LibreOffice/3.6$Windows_x86 LibreOffice_project/da8c1e6-fd468f4-454e206-f42a4a9-143cfd</meta:generator>
    <dc:date>2012-10-22T19:58:06.88</dc:date>
    <meta:document-statistic meta:table-count="1" meta:image-count="0" meta:object-count="0" meta:page-count="1" meta:paragraph-count="23" meta:word-count="133" meta:character-count="932" meta:non-whitespace-character-count="823"/>
  </office:meta>
</office:document-meta>
</file>